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9cm" svg:stroke-color="#6fb544" draw:marker-start-width="0.305cm" draw:marker-start-center="false" draw:marker-end-width="0.305cm" draw:marker-end-center="false" draw:fill="none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line draw:style-name="gr1" draw:text-style-name="P1" draw:layer="layout" svg:width="0.498cm" svg:height="0.999cm" svg:x="8.108cm" svg:y="14.637cm" svg:viewBox="0 0 499 1000" draw:points="0,499 499,0 499,1000">
            <text:p/>
          </draw:polyline>
          <draw:polyline draw:style-name="gr1" draw:text-style-name="P1" draw:layer="layout" svg:width="0.5cm" svg:height="0.999cm" svg:x="8.857cm" svg:y="14.637cm" svg:viewBox="0 0 501 1000" draw:points="0,0 501,0 501,499 0,499 0,1000 501,1000">
            <text:p/>
          </draw:polyline>
          <draw:polyline draw:style-name="gr1" draw:text-style-name="P1" draw:layer="layout" svg:width="0.496cm" svg:height="0.999cm" svg:x="9.609cm" svg:y="14.637cm" svg:viewBox="0 0 497 1000" draw:points="0,0 497,0 497,1000 0,1000 497,1000 497,499 0,499">
            <text:p/>
          </draw:polyline>
          <draw:polyline draw:style-name="gr1" draw:text-style-name="P1" draw:layer="layout" svg:width="0.5cm" svg:height="0.999cm" svg:x="10.357cm" svg:y="14.637cm" svg:viewBox="0 0 501 1000" draw:points="0,0 0,499 501,499 501,250 501,1000">
            <text:p/>
          </draw:polyline>
          <draw:polyline draw:style-name="gr1" draw:text-style-name="P1" draw:layer="layout" svg:width="0.498cm" svg:height="0.999cm" svg:x="11.108cm" svg:y="14.637cm" svg:viewBox="0 0 499 1000" draw:points="499,0 0,0 0,499 499,499 499,1000 0,1000">
            <text:p/>
          </draw:polyline>
          <draw:polyline draw:style-name="gr1" draw:text-style-name="P1" draw:layer="layout" svg:width="0.498cm" svg:height="0.999cm" svg:x="11.858cm" svg:y="14.637cm" svg:viewBox="0 0 499 1000" draw:points="499,0 0,0 0,1000 499,1000 499,501 0,501">
            <text:p/>
          </draw:polyline>
          <draw:polyline draw:style-name="gr1" draw:text-style-name="P1" draw:layer="layout" svg:width="0.5cm" svg:height="0.999cm" svg:x="12.607cm" svg:y="14.637cm" svg:viewBox="0 0 501 1000" draw:points="0,0 501,0 0,1000 250,501 0,501 501,501">
            <text:p/>
          </draw:polyline>
          <draw:polyline draw:style-name="gr1" draw:text-style-name="P1" draw:layer="layout" svg:width="0.498cm" svg:height="0.999cm" svg:x="13.357cm" svg:y="14.637cm" svg:viewBox="0 0 499 1000" draw:points="0,0 499,0 499,1000 0,1000 0,0 0,501 499,501">
            <text:p/>
          </draw:polyline>
          <draw:polyline draw:style-name="gr1" draw:text-style-name="P1" draw:layer="layout" svg:width="0.5cm" svg:height="0.999cm" svg:x="14.107cm" svg:y="14.637cm" svg:viewBox="0 0 501 1000" draw:points="501,0 0,0 0,499 501,499 501,0 501,1000 0,1000">
            <text:p/>
          </draw:polyline>
          <draw:polygon draw:style-name="gr1" draw:text-style-name="P1" draw:layer="layout" svg:width="0.498cm" svg:height="0.999cm" svg:x="7.358cm" svg:y="14.637cm" svg:viewBox="0 0 499 1000" draw:points="0,0 499,0 499,1000 0,10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4:16:27.861149778</meta:creation-date>
    <dc:date>2018-04-17T14:16:44.204135283</dc:date>
    <meta:editing-duration>PT16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